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SourcesInclusionScanner.AllSourcesInclusionScanner( Set sourceIncludeSet , Set sourceExclu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lSourcesInclusionScanner.getIncludedSources( File sourceDir , File targe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